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20735b"/>
    </style:style>
    <style:style style:name="P3" style:family="paragraph" style:parent-style-name="Standard">
      <style:text-properties officeooo:rsid="000ecdc1" officeooo:paragraph-rsid="00217d38"/>
    </style:style>
    <style:style style:name="P4" style:family="paragraph" style:parent-style-name="Standard">
      <style:text-properties officeooo:rsid="000ecdc1" officeooo:paragraph-rsid="00237211"/>
    </style:style>
    <style:style style:name="P5" style:family="paragraph" style:parent-style-name="Standard">
      <style:text-properties officeooo:rsid="000ecdc1" officeooo:paragraph-rsid="00283f96"/>
    </style:style>
    <style:style style:name="P6" style:family="paragraph" style:parent-style-name="Standard">
      <style:text-properties officeooo:rsid="000ecdc1" officeooo:paragraph-rsid="00292ca5"/>
    </style:style>
    <style:style style:name="P7" style:family="paragraph" style:parent-style-name="Standard">
      <style:text-properties officeooo:rsid="000ecdc1" officeooo:paragraph-rsid="0029bd6e"/>
    </style:style>
    <style:style style:name="P8" style:family="paragraph" style:parent-style-name="Standard">
      <style:text-properties officeooo:rsid="000ecdc1" officeooo:paragraph-rsid="002a4f0a"/>
    </style:style>
    <style:style style:name="P9" style:family="paragraph" style:parent-style-name="Standard">
      <style:text-properties officeooo:rsid="000ecdc1" officeooo:paragraph-rsid="002bd7cd"/>
    </style:style>
    <style:style style:name="P10" style:family="paragraph" style:parent-style-name="Standard">
      <style:text-properties officeooo:rsid="0020735b" officeooo:paragraph-rsid="0020735b"/>
    </style:style>
    <style:style style:name="P11" style:family="paragraph" style:parent-style-name="Standard">
      <style:text-properties officeooo:rsid="0020735b" officeooo:paragraph-rsid="00217d38"/>
    </style:style>
    <style:style style:name="P12" style:family="paragraph" style:parent-style-name="Standard">
      <style:text-properties officeooo:rsid="00217d38" officeooo:paragraph-rsid="00217d38"/>
    </style:style>
    <style:style style:name="P13" style:family="paragraph" style:parent-style-name="Standard">
      <style:text-properties officeooo:rsid="00237211" officeooo:paragraph-rsid="00237211"/>
    </style:style>
    <style:style style:name="P14" style:family="paragraph" style:parent-style-name="Standard">
      <style:text-properties officeooo:rsid="00237211" officeooo:paragraph-rsid="002a4f0a"/>
    </style:style>
    <style:style style:name="P15" style:family="paragraph" style:parent-style-name="Standard">
      <style:text-properties officeooo:rsid="00237211" officeooo:paragraph-rsid="00372c88"/>
    </style:style>
    <style:style style:name="P16" style:family="paragraph" style:parent-style-name="Standard">
      <style:text-properties fo:font-size="16pt" fo:font-weight="bold" officeooo:rsid="0026f5a9" officeooo:paragraph-rsid="0026f5a9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283f96" officeooo:paragraph-rsid="00283f96"/>
    </style:style>
    <style:style style:name="P18" style:family="paragraph" style:parent-style-name="Standard">
      <style:text-properties officeooo:rsid="00283f96" officeooo:paragraph-rsid="00292ca5"/>
    </style:style>
    <style:style style:name="P19" style:family="paragraph" style:parent-style-name="Standard">
      <style:text-properties officeooo:rsid="00283f96" officeooo:paragraph-rsid="002a4f0a"/>
    </style:style>
    <style:style style:name="P20" style:family="paragraph" style:parent-style-name="Standard">
      <style:text-properties officeooo:rsid="00283f96" officeooo:paragraph-rsid="002bd7cd"/>
    </style:style>
    <style:style style:name="P21" style:family="paragraph" style:parent-style-name="Standard">
      <style:text-properties officeooo:rsid="00283f96" officeooo:paragraph-rsid="00372c88"/>
    </style:style>
    <style:style style:name="P22" style:family="paragraph" style:parent-style-name="Standard">
      <style:text-properties officeooo:rsid="00283f96" officeooo:paragraph-rsid="003c4584"/>
    </style:style>
    <style:style style:name="P23" style:family="paragraph" style:parent-style-name="Standard">
      <style:text-properties officeooo:rsid="00283f96" officeooo:paragraph-rsid="004375e6"/>
    </style:style>
    <style:style style:name="P24" style:family="paragraph" style:parent-style-name="Standard">
      <style:text-properties officeooo:rsid="00292ca5" officeooo:paragraph-rsid="00292ca5"/>
    </style:style>
    <style:style style:name="P25" style:family="paragraph" style:parent-style-name="Standard">
      <style:text-properties officeooo:rsid="00292ca5" officeooo:paragraph-rsid="0029bd6e"/>
    </style:style>
    <style:style style:name="P26" style:family="paragraph" style:parent-style-name="Standard">
      <style:text-properties officeooo:rsid="00292ca5" officeooo:paragraph-rsid="002d5fc2"/>
    </style:style>
    <style:style style:name="P27" style:family="paragraph" style:parent-style-name="Standard">
      <style:text-properties officeooo:rsid="00292ca5" officeooo:paragraph-rsid="00330a3e"/>
    </style:style>
    <style:style style:name="P28" style:family="paragraph" style:parent-style-name="Standard">
      <style:text-properties officeooo:rsid="00292ca5" officeooo:paragraph-rsid="0041e01d"/>
    </style:style>
    <style:style style:name="P29" style:family="paragraph" style:parent-style-name="Standard">
      <style:text-properties officeooo:rsid="0029bd6e" officeooo:paragraph-rsid="0029bd6e"/>
    </style:style>
    <style:style style:name="P30" style:family="paragraph" style:parent-style-name="Standard">
      <style:text-properties officeooo:rsid="002a4f0a" officeooo:paragraph-rsid="002a4f0a"/>
    </style:style>
    <style:style style:name="P31" style:family="paragraph" style:parent-style-name="Standard">
      <style:text-properties officeooo:rsid="002bd7cd" officeooo:paragraph-rsid="002bd7cd"/>
    </style:style>
    <style:style style:name="P32" style:family="paragraph" style:parent-style-name="Standard">
      <style:text-properties officeooo:rsid="002bd7cd" officeooo:paragraph-rsid="0044a225"/>
    </style:style>
    <style:style style:name="P33" style:family="paragraph" style:parent-style-name="Standard">
      <style:text-properties officeooo:rsid="002d5fc2" officeooo:paragraph-rsid="002d5fc2"/>
    </style:style>
    <style:style style:name="P34" style:family="paragraph" style:parent-style-name="Standard">
      <style:text-properties officeooo:rsid="001e1e93" officeooo:paragraph-rsid="000ecdc1"/>
    </style:style>
    <style:style style:name="P35" style:family="paragraph" style:parent-style-name="Standard">
      <style:text-properties officeooo:rsid="00301ee3" officeooo:paragraph-rsid="00301ee3"/>
    </style:style>
    <style:style style:name="P36" style:family="paragraph" style:parent-style-name="Standard">
      <style:text-properties officeooo:rsid="00301ee3" officeooo:paragraph-rsid="00330a3e"/>
    </style:style>
    <style:style style:name="P37" style:family="paragraph" style:parent-style-name="Standard">
      <style:text-properties officeooo:rsid="00330a3e" officeooo:paragraph-rsid="00330a3e"/>
    </style:style>
    <style:style style:name="P38" style:family="paragraph" style:parent-style-name="Standard">
      <style:text-properties officeooo:rsid="003466a2" officeooo:paragraph-rsid="003466a2"/>
    </style:style>
    <style:style style:name="P39" style:family="paragraph" style:parent-style-name="Standard">
      <style:text-properties officeooo:rsid="0041e01d" officeooo:paragraph-rsid="0041e01d"/>
    </style:style>
    <style:style style:name="P40" style:family="paragraph" style:parent-style-name="Standard">
      <style:text-properties officeooo:rsid="00429b0e" officeooo:paragraph-rsid="00429b0e"/>
    </style:style>
    <style:style style:name="P41" style:family="paragraph" style:parent-style-name="Standard">
      <style:text-properties style:font-name="DejaVu Sans Mono" fo:font-size="10pt" officeooo:rsid="002bd7cd" officeooo:paragraph-rsid="0044a225" style:font-size-asian="10pt" style:font-size-complex="10pt"/>
    </style:style>
    <style:style style:name="P42" style:family="paragraph" style:parent-style-name="Standard">
      <style:text-properties officeooo:rsid="00469039" officeooo:paragraph-rsid="00469039"/>
    </style:style>
    <style:style style:name="P43" style:family="paragraph" style:parent-style-name="Standard">
      <style:text-properties officeooo:rsid="0044a225" officeooo:paragraph-rsid="0044a225"/>
    </style:style>
    <style:style style:name="P44" style:family="paragraph" style:parent-style-name="Standard">
      <style:text-properties fo:font-weight="bold" officeooo:rsid="0041e01d" officeooo:paragraph-rsid="0041e01d" style:font-weight-asian="bold" style:font-weight-complex="bold"/>
    </style:style>
    <style:style style:name="P45" style:family="paragraph" style:parent-style-name="Standard">
      <style:paragraph-properties fo:break-before="page"/>
      <style:text-properties officeooo:rsid="00237211" officeooo:paragraph-rsid="00237211"/>
    </style:style>
    <style:style style:name="P46" style:family="paragraph" style:parent-style-name="Preformatted_20_Text">
      <style:text-properties officeooo:rsid="00283f96"/>
    </style:style>
    <style:style style:name="P47" style:family="paragraph" style:parent-style-name="Preformatted_20_Text">
      <style:text-properties style:font-name="Liberation Serif" fo:font-size="12pt" style:font-size-asian="12pt" style:font-size-complex="12pt"/>
    </style:style>
    <style:style style:name="P48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fo:font-weight="bold" officeooo:rsid="004a5ca8" officeooo:paragraph-rsid="00469039" style:font-weight-asian="bold" style:font-weight-complex="bold"/>
    </style:style>
    <style:style style:name="P50" style:family="paragraph" style:parent-style-name="Standard">
      <style:text-properties officeooo:rsid="00283f96" officeooo:paragraph-rsid="004c3802"/>
    </style:style>
    <style:style style:name="P51" style:family="paragraph" style:parent-style-name="Heading_20_5">
      <style:text-properties officeooo:rsid="0020735b" officeooo:paragraph-rsid="0020735b"/>
    </style:style>
    <style:style style:name="P52" style:family="paragraph" style:parent-style-name="Heading_20_5">
      <style:text-properties officeooo:rsid="000ecdc1" officeooo:paragraph-rsid="0020735b"/>
    </style:style>
    <style:style style:name="P53" style:family="paragraph" style:parent-style-name="Heading_20_5">
      <style:text-properties officeooo:rsid="000ecdc1" officeooo:paragraph-rsid="00217d38"/>
    </style:style>
    <style:style style:name="P54" style:family="paragraph" style:parent-style-name="Heading_20_5">
      <style:text-properties officeooo:rsid="000ecdc1" officeooo:paragraph-rsid="00237211"/>
    </style:style>
    <style:style style:name="P55" style:family="paragraph" style:parent-style-name="Heading_20_5">
      <style:text-properties officeooo:rsid="000ecdc1" officeooo:paragraph-rsid="00283f96"/>
    </style:style>
    <style:style style:name="P56" style:family="paragraph" style:parent-style-name="Heading_20_5">
      <style:text-properties officeooo:rsid="000ecdc1" officeooo:paragraph-rsid="002a4f0a"/>
    </style:style>
    <style:style style:name="P57" style:family="paragraph" style:parent-style-name="Heading_20_5">
      <style:text-properties officeooo:rsid="000ecdc1" officeooo:paragraph-rsid="002bd7cd"/>
    </style:style>
    <style:style style:name="P58" style:family="paragraph" style:parent-style-name="Heading_20_5">
      <style:text-properties officeooo:rsid="000ecdc1" officeooo:paragraph-rsid="00292ca5"/>
    </style:style>
    <style:style style:name="P59" style:family="paragraph" style:parent-style-name="Heading_20_5">
      <style:text-properties officeooo:rsid="000ecdc1" officeooo:paragraph-rsid="0029bd6e"/>
    </style:style>
    <style:style style:name="P60" style:family="paragraph" style:parent-style-name="Heading_20_5">
      <style:text-properties officeooo:rsid="000ecdc1" officeooo:paragraph-rsid="002d5fc2"/>
    </style:style>
    <style:style style:name="P61" style:family="paragraph" style:parent-style-name="Heading_20_5">
      <style:text-properties officeooo:rsid="000ecdc1" officeooo:paragraph-rsid="00330a3e"/>
    </style:style>
    <style:style style:name="P62" style:family="paragraph" style:parent-style-name="Heading_20_5">
      <style:text-properties officeooo:rsid="000ecdc1" officeooo:paragraph-rsid="0041e01d"/>
    </style:style>
    <style:style style:name="T1" style:family="text">
      <style:text-properties officeooo:rsid="00301ee3"/>
    </style:style>
    <style:style style:name="T2" style:family="text">
      <style:text-properties officeooo:rsid="0020735b"/>
    </style:style>
    <style:style style:name="T3" style:family="text">
      <style:text-properties officeooo:rsid="00217d38"/>
    </style:style>
    <style:style style:name="T4" style:family="text">
      <style:text-properties officeooo:rsid="00237211"/>
    </style:style>
    <style:style style:name="T5" style:family="text">
      <style:text-properties officeooo:rsid="00283f96"/>
    </style:style>
    <style:style style:name="T6" style:family="text">
      <style:text-properties officeooo:rsid="00292ca5"/>
    </style:style>
    <style:style style:name="T7" style:family="text">
      <style:text-properties officeooo:rsid="0029bd6e"/>
    </style:style>
    <style:style style:name="T8" style:family="text">
      <style:text-properties officeooo:rsid="002a4f0a"/>
    </style:style>
    <style:style style:name="T9" style:family="text">
      <style:text-properties officeooo:rsid="002bd7cd"/>
    </style:style>
    <style:style style:name="T10" style:family="text">
      <style:text-properties officeooo:rsid="002d5fc2"/>
    </style:style>
    <style:style style:name="T11" style:family="text">
      <style:text-properties officeooo:rsid="0030f3f6"/>
    </style:style>
    <style:style style:name="T12" style:family="text">
      <style:text-properties officeooo:rsid="00330a3e"/>
    </style:style>
    <style:style style:name="T13" style:family="text">
      <style:text-properties officeooo:rsid="003466a2"/>
    </style:style>
    <style:style style:name="T14" style:family="text">
      <style:text-properties officeooo:rsid="00372c88"/>
    </style:style>
    <style:style style:name="T15" style:family="text">
      <style:text-properties officeooo:rsid="00390558"/>
    </style:style>
    <style:style style:name="T16" style:family="text">
      <style:text-properties officeooo:rsid="003d1323"/>
    </style:style>
    <style:style style:name="T17" style:family="text">
      <style:text-properties officeooo:rsid="003d39a7"/>
    </style:style>
    <style:style style:name="T18" style:family="text">
      <style:text-properties officeooo:rsid="0040759b"/>
    </style:style>
    <style:style style:name="T19" style:family="text">
      <style:text-properties officeooo:rsid="0041e01d"/>
    </style:style>
    <style:style style:name="T20" style:family="text">
      <style:text-properties officeooo:rsid="00429b0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375e6" style:font-weight-asian="bold" style:font-weight-complex="bold"/>
    </style:style>
    <style:style style:name="T23" style:family="text">
      <style:text-properties fo:font-weight="bold" officeooo:rsid="00443436" style:font-weight-asian="bold" style:font-weight-complex="bold"/>
    </style:style>
    <style:style style:name="T24" style:family="text">
      <style:text-properties fo:font-weight="bold" officeooo:rsid="0044a225" style:font-weight-asian="bold" style:font-weight-complex="bold"/>
    </style:style>
    <style:style style:name="T25" style:family="text">
      <style:text-properties fo:font-weight="bold" officeooo:rsid="0020735b" style:font-weight-asian="bold" style:font-weight-complex="bold"/>
    </style:style>
    <style:style style:name="T26" style:family="text">
      <style:text-properties fo:font-weight="bold" officeooo:rsid="004a5ca8" style:font-weight-asian="bold" style:font-weight-complex="bold"/>
    </style:style>
    <style:style style:name="T27" style:family="text">
      <style:text-properties fo:font-weight="bold" officeooo:rsid="00429b0e" style:font-weight-asian="bold" style:font-weight-complex="bold"/>
    </style:style>
    <style:style style:name="T28" style:family="text">
      <style:text-properties fo:font-weight="bold" officeooo:rsid="00372c88" style:font-weight-asian="bold" style:font-weight-complex="bold"/>
    </style:style>
    <style:style style:name="T29" style:family="text">
      <style:text-properties fo:font-weight="bold" officeooo:rsid="002a4f0a" style:font-weight-asian="bold" style:font-weight-complex="bold"/>
    </style:style>
    <style:style style:name="T30" style:family="text">
      <style:text-properties fo:font-weight="bold" officeooo:rsid="002bd7cd" style:font-weight-asian="bold" style:font-weight-complex="bold"/>
    </style:style>
    <style:style style:name="T31" style:family="text">
      <style:text-properties fo:font-weight="bold" officeooo:rsid="00330a3e" style:font-weight-asian="bold" style:font-weight-complex="bold"/>
    </style:style>
    <style:style style:name="T32" style:family="text">
      <style:text-properties fo:font-weight="bold" officeooo:rsid="003466a2" style:font-weight-asian="bold" style:font-weight-complex="bold"/>
    </style:style>
    <style:style style:name="T33" style:family="text">
      <style:text-properties officeooo:rsid="004375e6"/>
    </style:style>
    <style:style style:name="T34" style:family="text">
      <style:text-properties officeooo:rsid="00443436"/>
    </style:style>
    <style:style style:name="T35" style:family="text">
      <style:text-properties officeooo:rsid="0044a225"/>
    </style:style>
    <style:style style:name="T36" style:family="text">
      <style:text-properties style:font-name="Liberation Serif" fo:font-size="12pt" officeooo:rsid="0044a225" style:font-size-asian="12pt" style:font-size-complex="12pt"/>
    </style:style>
    <style:style style:name="T37" style:family="text">
      <style:text-properties officeooo:rsid="004a5ca8"/>
    </style:style>
    <style:style style:name="T38" style:family="text">
      <style:text-properties officeooo:rsid="004c380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MAN, Bac<text:span text:style-name="T11">k</text:span>up and Recovery</text:p>
      <text:p text:style-name="P34"/>
      <text:h text:style-name="P51" text:outline-level="5"><text:bookmark-start text:name="__RefHeading__684_193279013"/>When do you use "using backup control file"?<text:bookmark-end text:name="__RefHeading__684_193279013"/></text:h>
      <text:p text:style-name="P2"/>
      <text:p text:style-name="P2">- <text:span text:style-name="T2">If you </text:span><text:span text:style-name="T25">don't have a valid</text:span><text:span text:style-name="T2"> current control file.</text:span></text:p>
      <text:p text:style-name="P10">- <text:span text:style-name="T15">When </text:span>the <text:span text:style-name="T21">controlfile is older than the datafiles</text:span> (use a <text:span text:style-name="T21">backup controlfile</text:span>).</text:p>
      <text:p text:style-name="P10"/>
      <text:h text:style-name="P52" text:outline-level="5"><text:bookmark-start text:name="__RefHeading__686_193279013"/><text:span text:style-name="T2">When do you use "open resetlogs"</text:span>?<text:bookmark-end text:name="__RefHeading__686_193279013"/></text:h>
      <text:p text:style-name="P2"/>
      <text:p text:style-name="P10">- Anytime "using backup control file" was used. </text:p>
      <text:p text:style-name="P10">- An <text:span text:style-name="T21">incomplete recovery</text:span> was performed.</text:p>
      <text:p text:style-name="P11">- <text:span text:style-name="T3">The resetlogs option must be chosen to resynchronize the controlfile.</text:span></text:p>
      <text:p text:style-name="P10"/>
      <text:p text:style-name="P29">Don't use is for complete recoveries!</text:p>
      <text:p text:style-name="P10"/>
      <text:h text:style-name="P53" text:outline-level="5"><text:bookmark-start text:name="__RefHeading__688_193279013"/><text:span text:style-name="T2">What is a backup control file</text:span>?<text:bookmark-end text:name="__RefHeading__688_193279013"/></text:h>
      <text:p text:style-name="P3"/>
      <text:p text:style-name="P12">A backup control file is an <text:span text:style-name="T21">image of the database control file</text:span>.</text:p>
      <text:p text:style-name="P11"/>
      <text:h text:style-name="P54" text:outline-level="5"><text:bookmark-start text:name="__RefHeading__690_193279013"/><text:span text:style-name="T4">How do you ensure disaster recovery</text:span>?<text:bookmark-end text:name="__RefHeading__690_193279013"/></text:h>
      <text:p text:style-name="P4"/>
      <text:p text:style-name="P13">- <text:span text:style-name="T21">Managed Standby Database</text:span> <text:span text:style-name="T21">/ </text:span><text:span text:style-name="T26">Data Guard</text:span><text:span text:style-name="T37"> </text:span>(loss of online redo log files) </text:p>
      <text:p text:style-name="P13">- Cluster failover with <text:span text:style-name="T21">mirrored disks / SRDF</text:span></text:p>
      <text:p text:style-name="P13">- <text:span text:style-name="T27">Replication</text:span><text:span text:style-name="T20">: Goldengate, Oracle S</text:span>treams</text:p>
      <text:p text:style-name="P40">- <text:span text:style-name="T21">RMAN backups saved to the DR server</text:span> (loss of data depends on archive log backup frequency).</text:p>
      <text:p text:style-name="P13"/>
      <text:h text:style-name="P55" text:outline-level="5"><text:bookmark-start text:name="__RefHeading__452_232971465"/><text:span text:style-name="T5">When a big table (10GB) get dropped by accident, how do you get it back</text:span>?<text:bookmark-end text:name="__RefHeading__452_232971465"/></text:h>
      <text:p text:style-name="P5"/>
      <text:p text:style-name="P50"><text:span text:style-name="T38">- </text:span>Use "<text:span text:style-name="T21">flashback drop</text:span>" to restore a dropped table </text:p>
      <text:p text:style-name="P50"><text:tab/>Use "<text:span text:style-name="T21">flashback table</text:span>" to restore a<text:span text:style-name="T16">n</text:span> old version of a table </text:p>
      <text:p text:style-name="P23"><text:tab/>--&gt; works if the undo information is still available</text:p>
      <text:p text:style-name="P23">- <text:span text:style-name="T21">Restore</text:span> only the <text:span text:style-name="T21">tablespace</text:span> for this table. </text:p>
      <text:p text:style-name="P46"><text:tab/>alter tablespace &lt;ts&gt; offline immediate; </text:p>
      <text:p text:style-name="P46"><text:tab/>restore tablespace </text:p>
      <text:p text:style-name="P22">- <text:span text:style-name="T22">I</text:span><text:span text:style-name="T21">mport</text:span> </text:p>
      <text:p text:style-name="P22"><text:tab/><text:span text:style-name="T33">If you have an export for the table.T</text:span>his may take a long time <text:span text:style-name="T33">for big tables.</text:span></text:p>
      <text:p text:style-name="P22"/>
      <text:h text:style-name="P55" text:outline-level="5"><text:bookmark-start text:name="__RefHeading__454_232971465"/><text:span text:style-name="T5">Archive log area is full. You are using RMAN for backups. What do you do</text:span>?<text:bookmark-end text:name="__RefHeading__454_232971465"/></text:h>
      <text:p text:style-name="P5"/>
      <text:p text:style-name="P17">- Run an <text:span text:style-name="T21">RMAN archivelog backup</text:span>. </text:p>
      <text:p text:style-name="Preformatted_20_Text"><text:tab/>backup archivelog all delete input; </text:p>
      <text:p text:style-name="P47">- Move/delete the archvie log files </text:p>
      <text:p text:style-name="P17"><text:tab/>- <text:span text:style-name="T28">D</text:span><text:span text:style-name="T21">elete </text:span><text:span text:style-name="T28">the archive log </text:span><text:span text:style-name="T21">files</text:span> </text:p>
      <text:p text:style-name="P17"><text:tab/>- <text:span text:style-name="T28">C</text:span><text:span text:style-name="T21">rosscheck</text:span> the archivelog files</text:p>
      <text:p text:style-name="P21"><text:tab/>- <text:span text:style-name="T14">Do a </text:span><text:span text:style-name="T28">level 0 backup</text:span></text:p>
      <text:p text:style-name="P15"><text:soft-page-break/></text:p>
      <text:h text:style-name="P55" text:outline-level="5"><text:bookmark-start text:name="__RefHeading__456_232971465"/><text:span text:style-name="T5">How do you recover from the loss of a datafile</text:span>?<text:bookmark-end text:name="__RefHeading__456_232971465"/></text:h>
      <text:p text:style-name="P5"/>
      <text:p text:style-name="P30"><text:span text:style-name="T21">Restore</text:span> the <text:span text:style-name="T21">datafile</text:span>.</text:p>
      <text:p text:style-name="P30"><text:span text:style-name="T21">Recover</text:span> the <text:span text:style-name="T21">datafile</text:span>.</text:p>
      <text:p text:style-name="Preformatted_20_Text"><text:tab/>recover datafile <text:s text:c="9"/>-- for standard datafile </text:p>
      <text:p text:style-name="Preformatted_20_Text"><text:tab/>recover database <text:s text:c="9"/>-- for system datafile</text:p>
      <text:p text:style-name="P30">Open the database</text:p>
      <text:p text:style-name="P14"/>
      <text:h text:style-name="P56" text:outline-level="5"><text:bookmark-start text:name="__RefHeading__333_1479119317"/><text:span text:style-name="T5">How do you recover from the loss of a datafile with no backup for it</text:span>?<text:bookmark-end text:name="__RefHeading__333_1479119317"/></text:h>
      <text:p text:style-name="P8"/>
      <text:p text:style-name="P30"><text:span text:style-name="T23">Offline</text:span> the <text:span text:style-name="T21">tablespace</text:span></text:p>
      <text:p text:style-name="P30"><text:span text:style-name="T21">Re-create the datafile</text:span>.</text:p>
      <text:p text:style-name="P30">Restore all required archive log files.</text:p>
      <text:p text:style-name="P30"><text:span text:style-name="T21">Recover the datafile</text:span>.</text:p>
      <text:p text:style-name="P30"><text:span text:style-name="T34">Online </text:span>the tablespace</text:p>
      <text:p text:style-name="P14"/>
      <text:h text:style-name="P55" text:outline-level="5"><text:bookmark-start text:name="__RefHeading__458_232971465"/><text:span text:style-name="T5">How do you recover from corrupted redo logs</text:span>?<text:bookmark-end text:name="__RefHeading__458_232971465"/></text:h>
      <text:p text:style-name="P5"/>
      <text:p text:style-name="P19">- <text:span text:style-name="T21">Add new redo log group</text:span>.</text:p>
      <text:p text:style-name="P19"><text:span text:style-name="T8">- </text:span><text:span text:style-name="T29">D</text:span><text:span text:style-name="T21">rop</text:span> the <text:span text:style-name="T21">corrupted</text:span> <text:span text:style-name="T8">redo log </text:span><text:span text:style-name="T29">group</text:span><text:span text:style-name="T8">.</text:span></text:p>
      <text:p text:style-name="P17"/>
      <text:h text:style-name="P55" text:outline-level="5"><text:bookmark-start text:name="__RefHeading__460_232971465"/><text:span text:style-name="T5">How do you recover from the loss of the undo tablespace</text:span>?<text:bookmark-end text:name="__RefHeading__460_232971465"/></text:h>
      <text:p text:style-name="P5"/>
      <text:p text:style-name="P17"><text:span text:style-name="T21">Create</text:span> a <text:span text:style-name="T21">new</text:span> <text:span text:style-name="T21">undo</text:span> <text:span text:style-name="T21">tablespace</text:span> (e.g. undo2)</text:p>
      <text:p text:style-name="P17"><text:span text:style-name="T21">Set undo_tablespace</text:span>=undo2</text:p>
      <text:p text:style-name="P17"><text:span text:style-name="T21">Drop</text:span> the <text:span text:style-name="T21">o</text:span><text:span text:style-name="T30">riginal</text:span> undo tablespace</text:p>
      <text:p text:style-name="P17"/>
      <text:h text:style-name="P57" text:outline-level="5"><text:bookmark-start text:name="__RefHeading__335_1479119317"/><text:span text:style-name="T9">Recover from loss of all control files</text:span>?<text:bookmark-end text:name="__RefHeading__335_1479119317"/></text:h>
      <text:p text:style-name="P9"/>
      <text:p text:style-name="P31">1. <text:span text:style-name="T21">Restore</text:span> binary backup of <text:span text:style-name="T21">control file</text:span>. </text:p>
      <text:p text:style-name="P31"><text:s text:c="6"/>OR </text:p>
      <text:p text:style-name="P31"><text:s text:c="4"/>Recreate the control file using a c<text:span text:style-name="T17">reate control file </text:span>script. </text:p>
      <text:p text:style-name="P31">2. <text:span text:style-name="T21">Recover database using backup control file</text:span>. </text:p>
      <text:p text:style-name="P31">3. <text:span text:style-name="T21">Open database</text:span> with <text:span text:style-name="T21">resetlogs</text:span> option.</text:p>
      <text:p text:style-name="P20"/>
      <text:h text:style-name="P57" text:outline-level="5"><text:bookmark-start text:name="__RefHeading__337_1479119317"/><text:span text:style-name="T9">Recover from a fractured block</text:span>?<text:bookmark-end text:name="__RefHeading__337_1479119317"/></text:h>
      <text:p text:style-name="P9"/>
      <text:p text:style-name="P32"><text:span text:style-name="T35">Check </text:span><text:span text:style-name="T24">v$database_block_corruption</text:span></text:p>
      <text:p text:style-name="P43">Restore the archive logs</text:p>
      <text:p text:style-name="P32"><text:span text:style-name="T35">Run the </text:span><text:span text:style-name="T24">recover block command</text:span><text:span text:style-name="T35">:</text:span></text:p>
      <text:p text:style-name="P41"><text:tab/><text:span text:style-name="T35">recover datafile 7 block 13;</text:span> </text:p>
      <text:p text:style-name="P41"><text:tab/><text:span text:style-name="T35">recover corruption list;<text:tab/></text:span></text:p>
      <text:p text:style-name="P41"><text:span text:style-name="T35"><text:tab/><text:tab/></text:span><text:span text:style-name="T36"># recovers all blocks listed in v$database_block_corruption</text:span></text:p>
      <text:p text:style-name="P31"/>
      <text:h text:style-name="P58" text:outline-level="5"><text:bookmark-start text:name="__RefHeading__339_1479119317"/><text:soft-page-break/><text:span text:style-name="T6">What is a fractured block</text:span>?<text:bookmark-end text:name="__RefHeading__339_1479119317"/></text:h>
      <text:p text:style-name="P6"/>
      <text:p text:style-name="P24">A fractured block is a block whose <text:span text:style-name="T21">head != tail</text:span>. </text:p>
      <text:p text:style-name="P24"/>
      <text:p text:style-name="P24">This can happen <text:span text:style-name="T18">if</text:span> the <text:span text:style-name="T21">OS block size is smaller then the database block size</text:span>, e.g.:</text:p>
      <text:p text:style-name="P24">- While we are backing up a file we might read the HEAD of the block (say the first 4k of 8k) and get interrupted.</text:p>
      <text:p text:style-name="P24">- The database DBWR rewrites the block</text:p>
      <text:p text:style-name="P24">- We get runnable again and finish reading the last 4k of another block.</text:p>
      <text:p text:style-name="P18"/>
      <text:h text:style-name="P59" text:outline-level="5"><text:bookmark-start text:name="__RefHeading__341_1479119317"/><text:span text:style-name="T7">In what state is a database after recovery</text:span>?<text:bookmark-end text:name="__RefHeading__341_1479119317"/></text:h>
      <text:p text:style-name="P7"/>
      <text:p text:style-name="P25"><text:span text:style-name="T7">mount</text:span> </text:p>
      <text:p text:style-name="P25"/>
      <text:h text:style-name="P60" text:outline-level="5"><text:bookmark-start text:name="__RefHeading__343_1479119317"/><text:span text:style-name="T10">How do you check for datafile corruption</text:span>?<text:bookmark-end text:name="__RefHeading__343_1479119317"/></text:h>
      <text:p text:style-name="P26"/>
      <text:p text:style-name="P33">- Use the <text:span text:style-name="T21">dbverify</text:span> utility against all datafiles </text:p>
      <text:p text:style-name="Preformatted_20_Text"><text:tab/>$ dbv file='/oradata/mala/users01.dbf' blocksize=4096 </text:p>
      <text:p text:style-name="P33">- Do a <text:span text:style-name="T21">full export</text:span> of the database</text:p>
      <text:p text:style-name="P42">- <text:span text:style-name="T21">RMAN </text:span><text:span text:style-name="T26">backup</text:span></text:p>
      <text:p text:style-name="P49"/>
      <text:h text:style-name="P61" text:outline-level="5"><text:bookmark-start text:name="__RefHeading__343_14791193171"/><text:span text:style-name="T10">How do BCV backups work</text:span>?<text:bookmark-end text:name="__RefHeading__343_14791193171"/></text:h>
      <text:p text:style-name="P27"/>
      <text:p text:style-name="P37">There are 2 types of BCVs <text:span text:style-name="T13">(Business Continuation Volume)</text:span>:</text:p>
      <text:p text:style-name="P37">- Clone BCV</text:p>
      <text:p text:style-name="P37">- Snapshot BCV</text:p>
      <text:p text:style-name="P36"/>
      <text:p text:style-name="P38">Backup steps:</text:p>
      <text:p text:style-name="P35"/>
      <text:p text:style-name="P36"><text:span text:style-name="T12">1.</text:span> <text:span text:style-name="T12">P</text:span>ut <text:span text:style-name="T21">database into</text:span> <text:span text:style-name="T21">backup mode</text:span>.</text:p>
      <text:p text:style-name="P36"><text:span text:style-name="T12">2.</text:span> <text:span text:style-name="T31">B</text:span><text:span text:style-name="T21">reak off a clone</text:span> -- with a <text:span text:style-name="T12">BCV</text:span>, you would be breaking off a part of a mirror,</text:p>
      <text:p text:style-name="P36"><text:s text:c="4"/>normally they triple mirror and the <text:span text:style-name="T12">BCV</text:span> clone is 1/3 of the mirror.</text:p>
      <text:p text:style-name="P36"><text:span text:style-name="T12">3.</text:span> <text:span text:style-name="T12">Take</text:span> the database <text:span text:style-name="T21">out of backu</text:span><text:span text:style-name="T31">p mode</text:span><text:span text:style-name="T12">.</text:span></text:p>
      <text:p text:style-name="P36"><text:span text:style-name="T12">4.</text:span> <text:span text:style-name="T31">B</text:span><text:span text:style-name="T21">ackup the broken off piece</text:span> <text:span text:style-name="T13">(e.g. RMAN backup from BCV)</text:span>.</text:p>
      <text:p text:style-name="P36"><text:span text:style-name="T12">5.</text:span> <text:span text:style-name="T31">R</text:span><text:span text:style-name="T21">e</text:span><text:span text:style-name="T32">-</text:span><text:span text:style-name="T21">mirror it</text:span>, so you can do it again.</text:p>
      <text:p text:style-name="P35"/>
      <text:h text:style-name="P62" text:outline-level="5"><text:bookmark-start text:name="__RefHeading__343_147911931711"/><text:span text:style-name="T19">What does the validate command in RMAN do</text:span>?<text:bookmark-end text:name="__RefHeading__343_147911931711"/></text:h>
      <text:p text:style-name="P28"/>
      <text:p text:style-name="P44">Checks for corrupt blocks and missing files.</text:p>
      <text:p text:style-name="P39">You can use validate to check whether backups can be restored.</text:p>
      <text:p text:style-name="P39"/>
      <text:p text:style-name="Preformatted_20_Text"><text:s text:c="2"/>backup ... validate</text:p>
      <text:p text:style-name="Preformatted_20_Text"><text:s text:c="2"/>restore ... validate</text:p>
      <text:p text:style-name="P35"/>
      <text:p text:style-name="P35"/>
      <text:p text:style-name="P4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684_193279013" text:style-name="Index_20_Link" text:visited-style-name="Index_20_Link">1. When do you use "using backup control file"?<text:tab/>1</text:a></text:p>
          <text:p text:style-name="P48"><text:a xlink:type="simple" xlink:href="#__RefHeading__686_193279013" text:style-name="Index_20_Link" text:visited-style-name="Index_20_Link">2. When do you use "open resetlogs"?<text:tab/>1</text:a></text:p>
          <text:p text:style-name="P48"><text:a xlink:type="simple" xlink:href="#__RefHeading__688_193279013" text:style-name="Index_20_Link" text:visited-style-name="Index_20_Link">3. What is a backup control file?<text:tab/>1</text:a></text:p>
          <text:p text:style-name="P48"><text:a xlink:type="simple" xlink:href="#__RefHeading__690_193279013" text:style-name="Index_20_Link" text:visited-style-name="Index_20_Link">4. How do you ensure disaster recovery?<text:tab/>1</text:a></text:p>
          <text:p text:style-name="P48"><text:a xlink:type="simple" xlink:href="#__RefHeading__452_232971465" text:style-name="Index_20_Link" text:visited-style-name="Index_20_Link">5. When a big table (10GB) get dropped by accident, how do you get it back?<text:tab/>1</text:a></text:p>
          <text:p text:style-name="P48"><text:a xlink:type="simple" xlink:href="#__RefHeading__454_232971465" text:style-name="Index_20_Link" text:visited-style-name="Index_20_Link">6. Archive log area is full. You are using RMAN for backups. What do you do?<text:tab/>1</text:a></text:p>
          <text:p text:style-name="P48"><text:a xlink:type="simple" xlink:href="#__RefHeading__456_232971465" text:style-name="Index_20_Link" text:visited-style-name="Index_20_Link">7. How do you recover from the loss of a datafile?<text:tab/>2</text:a></text:p>
          <text:p text:style-name="P48"><text:a xlink:type="simple" xlink:href="#__RefHeading__333_1479119317" text:style-name="Index_20_Link" text:visited-style-name="Index_20_Link">8. How do you recover from the loss of a datafile with no backup for it?<text:tab/>2</text:a></text:p>
          <text:p text:style-name="P48"><text:a xlink:type="simple" xlink:href="#__RefHeading__458_232971465" text:style-name="Index_20_Link" text:visited-style-name="Index_20_Link">9. How do you recover from corrupted redo logs?<text:tab/>2</text:a></text:p>
          <text:p text:style-name="P48"><text:a xlink:type="simple" xlink:href="#__RefHeading__460_232971465" text:style-name="Index_20_Link" text:visited-style-name="Index_20_Link">10. How do you recover from the loss of the undo tablespace?<text:tab/>2</text:a></text:p>
          <text:p text:style-name="P48"><text:a xlink:type="simple" xlink:href="#__RefHeading__335_1479119317" text:style-name="Index_20_Link" text:visited-style-name="Index_20_Link">11. Recover from loss of all control files?<text:tab/>2</text:a></text:p>
          <text:p text:style-name="P48"><text:a xlink:type="simple" xlink:href="#__RefHeading__337_1479119317" text:style-name="Index_20_Link" text:visited-style-name="Index_20_Link">12. Recover from a fractured block?<text:tab/>2</text:a></text:p>
          <text:p text:style-name="P48"><text:a xlink:type="simple" xlink:href="#__RefHeading__339_1479119317" text:style-name="Index_20_Link" text:visited-style-name="Index_20_Link">13. What is a fractured block?<text:tab/>3</text:a></text:p>
          <text:p text:style-name="P48"><text:a xlink:type="simple" xlink:href="#__RefHeading__341_1479119317" text:style-name="Index_20_Link" text:visited-style-name="Index_20_Link">14. In what state is a database after recovery?<text:tab/>3</text:a></text:p>
          <text:p text:style-name="P48"><text:a xlink:type="simple" xlink:href="#__RefHeading__343_1479119317" text:style-name="Index_20_Link" text:visited-style-name="Index_20_Link">15. How do you check for datafile corruption?<text:tab/>3</text:a></text:p>
          <text:p text:style-name="P48"><text:a xlink:type="simple" xlink:href="#__RefHeading__343_14791193171" text:style-name="Index_20_Link" text:visited-style-name="Index_20_Link">16. How do BCV backups work?<text:tab/>3</text:a></text:p>
          <text:p text:style-name="P48"><text:a xlink:type="simple" xlink:href="#__RefHeading__343_147911931711" text:style-name="Index_20_Link" text:visited-style-name="Index_20_Link">17. What does the validate command in RMAN do?<text:tab/>3</text:a>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01ee3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RMAN ---<text:tab/><text:tab/>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1:52:01.004178234</dc:date>
    <meta:editing-duration>PT2H20M21S</meta:editing-duration>
    <meta:editing-cycles>57</meta:editing-cycles>
    <meta:generator>LibreOffice/5.3.1.2$Linux_X86_64 LibreOffice_project/30m0$Build-2</meta:generator>
    <meta:document-statistic meta:table-count="0" meta:image-count="0" meta:object-count="0" meta:page-count="4" meta:paragraph-count="112" meta:word-count="884" meta:character-count="4814" meta:non-whitespace-character-count="3984"/>
  </office:meta>
</office:document-meta>
</file>